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3_1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2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/text:p>
      <text:p text:style-name="P5">Author of letter<text:tab/><text:tab/><text:tab/><text:tab/>Frank M. Etting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16 February 1876</text:p>
      <text:p text:style-name="P5">Month<text:tab/><text:tab/><text:tab/><text:tab/><text:tab/><text:tab/>February</text:p>
      <text:p text:style-name="P5">Year<text:tab/><text:tab/><text:tab/><text:tab/><text:tab/><text:tab/>1876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3"><text:span text:style-name="T1">Wednesday eve/</text:span></text:p>
      <text:p text:style-name="P3"><text:span text:style-name="T1">Feby 16 1876/</text:span></text:p>
      <text:p text:style-name="P2"><text:span text:style-name="T1">Dear Sir/</text:span></text:p>
      <text:p text:style-name="P2"><text:span text:style-name="T1"><text:tab/>My aunt/ has concluded to ask/ you to carry out your/ kind &amp; considerate offer/ of requesting Mr Jastrow/ to preform the services/ at the funeral of Mr/ Henry Etting./</text:span></text:p>
      <text:p text:style-name="P2"><text:span text:style-name="T1"><text:tab/>It will/ take place from the/ former residence of my Father/ No 1315 spruce st[sic] on/ Friday the 18</text:span><text:span text:style-name="T2">th</text:span><text:span text:style-name="T1"> at 2.30/ P.M—If Mr Jastrow/ will officiate will/ you not do me the/ additional favor of/ stating where &amp; at what/ time/</text:span></text:p>
      <text:p text:style-name="P2"><text:span text:style-name="T1"/></text:p>
      <text:p text:style-name="P2"><text:span text:style-name="T1">[Page 2]</text:span></text:p>
      <text:p text:style-name="P2"><text:span text:style-name="T1">time[sic] I shall send/ a carriage for him?/</text:span></text:p>
      <text:p text:style-name="P2"><text:span text:style-name="T1"><text:tab/>This will not pre/clude personally your/ prayers at the house/ </text:span><text:span text:style-name="T3">subsequently</text:span><text:span text:style-name="T4"> since/ Miss Ettings personal/ regard for you—in which/ permit me to say all/ the family join—does/ not admit of </text:span><text:span text:style-name="T3">delega</text:span><text:span text:style-name="T4">-/</text:span><text:span text:style-name="T3">tion</text:span><text:span text:style-name="T4">./</text:span></text:p>
      <text:p text:style-name="P2"><text:span text:style-name="T4"><text:tab/>very respy &amp; truly/</text:span></text:p>
      <text:p text:style-name="P2"><text:span text:style-name="T4"><text:tab/><text:tab/>Frank M. Etting/</text:span></text:p>
      <text:p text:style-name="P2"><text:span text:style-name="T4"><text:tab/><text:tab/>1315 Spruce St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7T13:39:57</meta:creation-date>
    <dc:date>2009-05-27T13:48:31</dc:date>
    <dc:language>en-US</dc:language>
    <meta:editing-cycles>2</meta:editing-cycles>
    <meta:editing-duration>PT8M3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2" meta:word-count="294" meta:character-count="1992"/>
  </office:meta>
</office:document-meta>
</file>